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Heading_20_1">
      <style:text-properties officeooo:rsid="003c351e" officeooo:paragraph-rsid="003c351e"/>
    </style:style>
    <style:style style:name="P7" style:family="paragraph" style:parent-style-name="Heading_20_1">
      <style:text-properties officeooo:rsid="0036bf23"/>
    </style:style>
    <style:style style:name="P8" style:family="paragraph" style:parent-style-name="Heading_20_2">
      <style:text-properties officeooo:rsid="00431bdc" officeooo:paragraph-rsid="00431bdc"/>
    </style:style>
    <style:style style:name="P9" style:family="paragraph" style:parent-style-name="Heading_20_2">
      <style:text-properties officeooo:paragraph-rsid="003a94a9"/>
    </style:style>
    <style:style style:name="P10" style:family="paragraph" style:parent-style-name="Heading_20_2">
      <style:text-properties officeooo:rsid="0010cb20" officeooo:paragraph-rsid="003b578a"/>
    </style:style>
    <style:style style:name="P11" style:family="paragraph" style:parent-style-name="Heading_20_2">
      <style:text-properties officeooo:rsid="004ed8fc" officeooo:paragraph-rsid="004ed8fc"/>
    </style:style>
    <style:style style:name="P12" style:family="paragraph" style:parent-style-name="Heading_20_2">
      <style:text-properties officeooo:rsid="00510eea" officeooo:paragraph-rsid="00510eea"/>
    </style:style>
    <style:style style:name="P13" style:family="paragraph" style:parent-style-name="Code">
      <style:text-properties officeooo:rsid="004b5d80" officeooo:paragraph-rsid="004e3236"/>
    </style:style>
    <style:style style:name="P14" style:family="paragraph" style:parent-style-name="Code" style:list-style-name="">
      <style:text-properties officeooo:rsid="000e5dca" officeooo:paragraph-rsid="003a94a9"/>
    </style:style>
    <style:style style:name="P15" style:family="paragraph" style:parent-style-name="Code">
      <style:text-properties officeooo:paragraph-rsid="00519ef0"/>
    </style:style>
    <style:style style:name="T1" style:family="text">
      <style:text-properties officeooo:rsid="003916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officeooo:rsid="00378f89"/>
    </style:style>
    <style:style style:name="T6" style:family="text">
      <style:text-properties officeooo:rsid="000f49f8"/>
    </style:style>
    <style:style style:name="T7" style:family="text">
      <style:text-properties officeooo:rsid="000f4c1d"/>
    </style:style>
    <style:style style:name="T8" style:family="text">
      <style:text-properties fo:font-style="italic" officeooo:rsid="000f4c1d" style:font-style-asian="italic" style:font-style-complex="italic"/>
    </style:style>
    <style:style style:name="T9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10" style:family="text">
      <style:text-properties officeooo:rsid="0005446a"/>
    </style:style>
    <style:style style:name="T11" style:family="text">
      <style:text-properties officeooo:rsid="0014b18e"/>
    </style:style>
    <style:style style:name="T12" style:family="text">
      <style:text-properties officeooo:rsid="00024397"/>
    </style:style>
    <style:style style:name="T13" style:family="text">
      <style:text-properties officeooo:rsid="003b578a"/>
    </style:style>
    <style:style style:name="T14" style:family="text">
      <style:text-properties officeooo:rsid="0040f6d5"/>
    </style:style>
    <style:style style:name="T15" style:family="text">
      <style:text-properties officeooo:rsid="004876be"/>
    </style:style>
    <style:style style:name="T16" style:family="text">
      <style:text-properties officeooo:rsid="00519ef0"/>
    </style:style>
    <style:style style:name="T17" style:family="text">
      <style:text-properties officeooo:rsid="005459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ugIn</text:span> <text:span text:style-name="T5">Developer </text:span>Manual</text:p>
      <text:p text:style-name="P4">Notes</text:p>
      <text:h text:style-name="P6" text:outline-level="1"><text:span text:style-name="T15">JEE:</text:span> <text:span text:style-name="T15">wildfly-8.1</text:span></text:h>
      <text:h text:style-name="P12" text:outline-level="2">pom.xml</text:h>
      <text:p text:style-name="P15"><text:span text:style-name="T16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</text:span><text:soft-page-break/><text:span text:style-name="T16"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P11" text:outline-level="2">pom.xml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2" text:outline-level="2">pom.xml</text:h>
      <text:p text:style-name="P13">&lt;?xml version="1.0" encoding="UTF-8"?&gt;<text:line-break/><text:line-break/><text:soft-pag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executions&gt;<text:line-break/> <text:s text:c="19"/>&lt;execution&gt;<text:line-break/> <text:s text:c="23"/>&lt;phase&gt;install&lt;/phase&gt;<text:line-break/> <text:s text:c="23"/>&lt;goals&gt;<text:line-break/> <text:s text:c="27"/>&lt;goal&gt;deploy&lt;/goal&gt;<text:line-break/> <text:s text:c="23"/>&lt;/goals&gt;<text:line-break/> <text:s text:c="19"/>&lt;/execution&gt;<text:line-break/> <text:s text:c="15"/>&lt;/executions&gt;<text:line-break/> <text:s text:c="11"/>&lt;/plugin&gt;<text:line-break/> <text:s text:c="7"/>&lt;/plugins&gt;<text:line-break/> <text:s text:c="3"/>&lt;/build&gt;<text:line-break/>&lt;/project&gt;</text:p>
      <text:h text:style-name="P8" text:outline-level="2">beans.xml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2" text:outline-level="2"><text:soft-page-break/>jboss-deployment-structure.xml</text:h>
      <text:p text:style-name="Code">&lt;?xml version="1.0" encoding="UTF-8"?&gt;<text:line-break/><text:span text:style-name="T14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9">pluginname</text:span>-<text:span text:style-name="T9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7" text:outline-level="1">Metadata <text:span text:style-name="T1">API</text:span> Model</text:h>
      <text:h text:style-name="P9" text:outline-level="2"><text:span text:style-name="T13">Example Interface</text:span> of <text:span text:style-name="T10">Annotations</text:span></text:h>
      <text:p text:style-name="P5"><text:span text:style-name="T10">import com.arjuna.databroker.metadata.annotations.MetadataContentView;</text:span><text:line-break/><text:span text:style-name="T10">import com.arjuna.databroker.metadata.annotations.MetadataStatementMapping;</text:span><text:line-break/><text:line-break/><text:span text:style-name="T11">@MetadataContentView</text:span><text:line-break/>public interface <text:span text:style-name="T12">My</text:span>DataSource<text:line-break/>{<text:line-break/> <text:s text:c="3"/><text:span text:style-name="T12">@MetadataStatementMapping(name = “http://rdfs.arjuna.com/description#hasTitle”,<text:line-break/> <text:s text:c="29"/>type = "http://www.w3.org/2001/XMLSchema#string")</text:span><text:line-break/> <text:s text:c="3"/><text:span text:style-name="T12">public String getTitle();<text:line-break/></text:span><text:line-break/> <text:s text:c="3"/><text:span text:style-name="T12">@MetadataStatementMapping(name = “http://rdfs.arjuna.com/description#hasSummary”,<text:line-break/> <text:s text:c="29"/>type = "http://www.w3.org/2001/XMLSchema#string")</text:span><text:line-break/> <text:s text:c="3"/><text:span text:style-name="T12">public String getSummary();<text:line-break/></text:span><text:line-break/> <text:s text:c="3"/><text:span text:style-name="T12">@MetadataStatementMapping(name = “http://rdfs.arjuna.com/description#hasDetails”,<text:line-break/> <text:s text:c="29"/>type = "http://www.w3.org/2001/XMLSchema#string")</text:span><text:line-break/> <text:s text:c="3"/><text:span text:style-name="T12">public String getDetails();<text:line-break/></text:span>};</text:p>
      <text:h text:style-name="P10" text:outline-level="2"><text:span text:style-name="T13">Example </text:span>Obtaining information</text:h>
      <text:h text:style-name="P14" text:outline-level="1"><text:span text:style-name="T6">import com.arjuna.databroker.metadata.rdf.RDFMetadataInventory;<text:line-break/></text:span><text:line-break/><text:span text:style-name="T6">import com.arjuna.databroker.metadata.Metadata;<text:line-break/>import com.arjuna.databroker.metadata.selectors.MetadataSelector;</text:span><text:line-break/><text:line-break/><text:line-break/><text:span text:style-name="T7">RDFMetadataInventory rdfMetadataInventory = new RDFMetadataInventory();<text:line-break/><text:line-break/>Metadata <text:s text:c="7"/>metadata <text:s text:c="7"/>= rdfMetadataInventory.getMetadata(</text:span><text:span text:style-name="T8">metadataId</text:span><text:span text:style-name="T7">);<text:line-break/>MetadataContent metadataContent = metadata.self().selector(RDFPathSelector.class).withPath(</text:span><text:span text:style-name="T8">path</text:span><text:span text:style-name="T7">);<text:line-break/><text:line-break/>MyDataSource myDataSource = metadataContent.getView(MyDataSource.class);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3916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ugIn Developer Manual</text:span><text:tab/><text:span text:style-name="MT2">1.0</text:span></text:p>
      </style:header>
      <style:footer>
        <text:p text:style-name="MP2"><text:tab/><text:span text:style-name="MT3"><text:page-number text:select-page="current">5</text:page-number></text:span><text:span text:style-name="MT3"> </text:span><text:span text:style-name="MT4">of 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5M58S</meta:editing-duration>
    <meta:editing-cycles>75</meta:editing-cycles>
    <meta:generator>LibreOffice/4.3.1.2$Windows_x86 LibreOffice_project/958349dc3b25111dbca392fbc281a05559ef6848</meta:generator>
    <dc:date>2014-09-30T23:22:01.419000000</dc:date>
    <meta:document-statistic meta:table-count="0" meta:image-count="0" meta:object-count="0" meta:page-count="5" meta:paragraph-count="20" meta:word-count="293" meta:character-count="8382" meta:non-whitespace-character-count="6184"/>
    <meta:user-defined meta:name="Info 1"/>
    <meta:user-defined meta:name="Info 2"/>
    <meta:user-defined meta:name="Info 3"/>
    <meta:user-defined meta:name="Info 4"/>
  </office:meta>
</office:document-meta>
</file>